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91b" officeooo:paragraph-rsid="000e591b"/>
    </style:style>
    <style:style style:name="P2" style:family="paragraph" style:parent-style-name="Standard">
      <style:text-properties officeooo:rsid="001338fa" officeooo:paragraph-rsid="001338fa"/>
    </style:style>
    <style:style style:name="P3" style:family="paragraph" style:parent-style-name="Standard">
      <style:text-properties officeooo:rsid="0013fbbb" officeooo:paragraph-rsid="0013fb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ception score:</text:p>
      <text:p text:style-name="P1">https://machinelearningmastery.com/how-to-implement-the-inception-score-from-scratch-for-evaluating-generated-images/</text:p>
      <text:p text:style-name="Standard"/>
      <text:p text:style-name="Standard"/>
      <text:p text:style-name="Standard"/>
      <text:p text:style-name="Standard">https://github.com/ChunyuanLI/MNIST_Inception_Score</text:p>
      <text:p text:style-name="Standard"/>
      <text:p text:style-name="Standard">https://github.com/sundyCoder/IS_MS_SS/tree/master/ms</text:p>
      <text:p text:style-name="Standard"/>
      <text:p text:style-name="Standard"/>
      <text:p text:style-name="Standard">https://notebook.community/tensorflow/gan/tensorflow_gan/examples/colab_notebooks/tfgan_tutorial</text:p>
      <text:p text:style-name="Standard">https://github.com/tensorflow/gan/blob/master/tensorflow_gan/examples/mnist/util.py</text:p>
      <text:p text:style-name="Standard"/>
      <text:p text:style-name="Standard"/>
      <text:p text:style-name="Standard"/>
      <text:p text:style-name="P2">Code form author of Inception score:</text:p>
      <text:p text:style-name="P2">https://github.com/openai/improved-gan/tree/master/inception_score</text:p>
      <text:p text:style-name="P3">how to use this code : https://github.com/openai/improved-gan/issues/2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09:32:19.366276845</meta:creation-date>
    <dc:date>2020-11-21T11:40:19.752786044</dc:date>
    <meta:editing-duration>PT7M19S</meta:editing-duration>
    <meta:editing-cycles>1</meta:editing-cycles>
    <meta:document-statistic meta:table-count="0" meta:image-count="0" meta:object-count="0" meta:page-count="3" meta:paragraph-count="9" meta:word-count="21" meta:character-count="589" meta:non-whitespace-character-count="577"/>
    <meta:generator>LibreOffice/6.4.6.2$Linux_X86_64 LibreOffice_project/40$Build-2</meta:generator>
  </office:meta>
</office:document-meta>
</file>